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74in"/>
    </style:style>
    <style:style style:name="co2" style:family="table-column">
      <style:table-column-properties fo:break-before="auto" style:column-width="2.0646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4.0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37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Major Task</text:p>
          </table:table-cell>
          <table:table-cell table:style-name="ce1" office:value-type="string">
            <text:p>Status</text:p>
          </table:table-cell>
          <table:table-cell table:style-name="ce2" office:value-type="string">
            <text:p>As of </text:p>
          </table:table-cell>
          <table:table-cell table:style-name="ce1" office:value-type="string">
            <text:p>Comment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Develop USFM Reader</text:p>
          </table:table-cell>
          <table:table-cell office:value-type="string">
            <text:p>1 – Alpha Underway</text:p>
          </table:table-cell>
          <table:table-cell office:value-type="date" office:date-value="2015-03-12">
            <text:p>3/12/2015</text:p>
          </table:table-cell>
          <table:table-cell office:value-type="string">
            <text:p>Is now a dll. <text:s/>Must be converted to a pcl</text:p>
          </table:table-cell>
          <table:table-cell table:number-columns-repeated="1020"/>
        </table:table-row>
        <table:table-row table:style-name="ro1">
          <table:table-cell office:value-type="string">
            <text:p>Establish Isolated File location for storing Bibles</text:p>
          </table:table-cell>
          <table:table-cell office:value-type="string">
            <text:p>0 – Not Started</text:p>
          </table:table-cell>
          <table:table-cell office:value-type="date" office:date-value="2015-03-14">
            <text:p>3/14/2015</text:p>
          </table:table-cell>
          <table:table-cell table:number-columns-repeated="1021"/>
        </table:table-row>
        <table:table-row table:style-name="ro1">
          <table:table-cell office:value-type="string">
            <text:p>Develop class to crawl unfoldingword.org and populate local list</text:p>
          </table:table-cell>
          <table:table-cell office:value-type="string">
            <text:p>1 – Alpha Underway</text:p>
          </table:table-cell>
          <table:table-cell office:value-type="date" office:date-value="2015-03-14">
            <text:p>3/14/2015</text:p>
          </table:table-cell>
          <table:table-cell table:number-columns-repeated="1021"/>
        </table:table-row>
        <table:table-row table:style-name="ro1">
          <table:table-cell office:value-type="string">
            <text:p>Make it so we can develop under Visual Studio or Xamarin</text:p>
          </table:table-cell>
          <table:table-cell office:value-type="string">
            <text:p>0 – Not Started</text:p>
          </table:table-cell>
          <table:table-cell office:value-type="date" office:date-value="2015-03-14">
            <text:p>3/14/2015</text:p>
          </table:table-cell>
          <table:table-cell table:number-columns-repeated="1021"/>
        </table:table-row>
        <table:table-row table:style-name="ro1">
          <table:table-cell office:value-type="string">
            <text:p>Develop WPF GUI of "Cross Language Bible Software"</text:p>
          </table:table-cell>
          <table:table-cell office:value-type="string">
            <text:p>0 – Not Started</text:p>
          </table:table-cell>
          <table:table-cell office:value-type="date" office:date-value="2015-03-14">
            <text:p>3/14/2015</text:p>
          </table:table-cell>
          <table:table-cell table:number-columns-repeated="1021"/>
        </table:table-row>
        <table:table-row table:style-name="ro1">
          <table:table-cell office:value-type="string">
            <text:p>Develop "Cross Language Bible Software" for other platforms</text:p>
          </table:table-cell>
          <table:table-cell table:number-columns-repeated="2"/>
          <table:table-cell office:value-type="string">
            <text:p>Windows Phone, Android, Ios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uses" table:style-name="ta1" table:print="false">
        <table:table-column table:style-name="co6" table:default-cell-style-name="Default"/>
        <table:table-row table:style-name="ro1">
          <table:table-cell office:value-type="string">
            <text:p>Statuses</text:p>
          </table:table-cell>
        </table:table-row>
        <table:table-row table:style-name="ro1">
          <table:table-cell office:value-type="string">
            <text:p>0 – Not Started</text:p>
          </table:table-cell>
        </table:table-row>
        <table:table-row table:style-name="ro1">
          <table:table-cell office:value-type="string">
            <text:p>1 – Alpha Underwa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/</number:text>
      <number:day number:style="long"/>
      <number:text>/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3/14/2015</text:date>, <text:time>16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51S</meta:editing-duration>
    <meta:editing-cycles>5</meta:editing-cycles>
    <meta:generator>OpenOffice/4.1.1$Win32 OpenOffice.org_project/411m6$Build-9775</meta:generator>
    <dc:date>2015-03-14T16:50:15.18</dc:date>
    <dc:creator>Paul Schrum</dc:creator>
    <meta:document-statistic meta:table-count="2" meta:cell-count="25" meta:object-count="0"/>
    <meta:user-defined meta:name="Info 1"/>
    <meta:user-defined meta:name="Info 2"/>
    <meta:user-defined meta:name="Info 3"/>
    <meta:user-defined meta:name="Info 4"/>
  </office:meta>
</office:document-meta>
</file>